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1.5pt" fo:font-weight="normal" style:font-size-asian="11.5pt" style:font-weight-asian="normal" style:font-size-complex="11.5pt" style:font-weight-complex="normal"/>
    </style:style>
    <style:style style:name="P7" style:family="paragraph" style:parent-style-name="Standard">
      <style:text-properties fo:font-size="11.5pt" fo:font-weight="bold" style:font-size-asian="11.5pt" style:font-weight-asian="bold" style:font-size-complex="11.5pt" style:font-weight-complex="bold"/>
    </style:style>
    <style:style style:name="P8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 style:list-style-name="L1">
      <style:text-properties fo:font-weight="bold" style:font-weight-asian="bold" style:font-weight-complex="bold"/>
    </style:style>
    <style:style style:name="P15" style:family="paragraph" style:parent-style-name="Standard" style:list-style-name="L2">
      <style:text-properties fo:font-weight="normal" style:font-weight-asian="normal" style:font-weight-complex="normal"/>
    </style:style>
    <style:style style:name="P16" style:family="paragraph" style:parent-style-name="Standard" style:list-style-name="L3">
      <style:text-properties fo:font-weight="normal" style:font-weight-asian="normal" style:font-weight-complex="normal"/>
    </style:style>
    <style:style style:name="P17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4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ning Log Starting Saturday February 20, 2016</text:p>
      <text:p text:style-name="Standard">Most workouts are in Meadville PA where I live.</text:p>
      <text:p text:style-name="Standard">Note: Before each workout, I massage my feet, legs, hips and back</text:p>
      <text:p text:style-name="Standard"/>
      <text:p text:style-name="Standard">Sat 2/20/16: <text:span text:style-name="T1">22.5 miles</text:span></text:p>
      <text:p text:style-name="Standard">AM 2.2 mile walk on a trail</text:p>
      <text:p text:style-name="Standard">PM <text:s/>20.3 miles on slightly hilly roads in 3:16:50. The time does not include two 4 minute breaks to eat <text:s/>energy bars totalling 420 calories and drink a total of 25 ounces of water. <text:s/>This run is prep for 50K in 2 weeks.</text:p>
      <text:p text:style-name="Standard"/>
      <text:p text:style-name="P2">Start tapering for Green Jewel 50K in 2 weeks</text:p>
      <text:p text:style-name="Standard"/>
      <text:p text:style-name="Standard">Sun 2/21/16: <text:span text:style-name="T1">5 miles</text:span></text:p>
      <text:p text:style-name="Standard">Walk ¼ mile, run ¼ mile and repeat for 5 miles. This is a good workout the day after a long run. I felt better as I went.</text:p>
      <text:p text:style-name="Standard"/>
      <text:p text:style-name="Standard">Mon 2/22/16: <text:span text:style-name="T1">2 miles</text:span> </text:p>
      <text:p text:style-name="Standard">Average pace was 8:27/mi. Hilly course. I don't feel stiff from long run, just a little tired.</text:p>
      <text:p text:style-name="Standard"/>
      <text:p text:style-name="Standard">Tues 2/23/16: 1 mile</text:p>
      <text:p text:style-name="Standard">1 mile jog</text:p>
      <text:p text:style-name="Standard"/>
      <text:p text:style-name="Standard"/>
      <text:p text:style-name="Standard">Wed 2/24/16: <text:span text:style-name="T1">4.25 miles </text:span><text:s/></text:p>
      <text:p text:style-name="Standard">Average pace was 9:39/mi. I started at 11:00/mi and finished at 8:00/mi</text:p>
      <text:p text:style-name="Standard"/>
      <text:p text:style-name="Standard">Thur 2/25/16: <text:span text:style-name="T1">4 miles</text:span></text:p>
      <text:p text:style-name="Standard">Indoor track: 1 mile, no shoes 8:39</text:p>
      <text:p text:style-name="Standard">Rest 7 minutes</text:p>
      <text:p text:style-name="Standard">Tread mile: </text:p>
      <text:p text:style-name="Standard">1 mile at various paces. Time 8:08</text:p>
      <text:p text:style-name="Standard">Rest 8 minutes</text:p>
      <text:p text:style-name="Standard">2 miles in 18:00</text:p>
      <text:p text:style-name="Standard">Pulse near end of run 135.</text:p>
      <text:p text:style-name="Standard"/>
      <text:p text:style-name="Standard">I don't want to push too hard beause of 50K in 8 days.</text:p>
      <text:p text:style-name="Standard"/>
      <text:p text:style-name="Standard">Fri 2/25/16: <text:span text:style-name="T1">6 miles</text:span></text:p>
      <text:p text:style-name="Standard">Indoor track: 1 mile, no shoes, 8:19, last 440 at 7:30/mi pace.</text:p>
      <text:p text:style-name="Standard">Rest 12 minutes</text:p>
      <text:p text:style-name="Standard">Treadmill:</text:p>
      <text:p text:style-name="Standard">½ mile in 4:45 at various paces as fast as 7:47/mi.</text:p>
      <text:p text:style-name="Standard">6x880yds with 440 jog after each. <text:s/>880's in 4:00 except the last was in 3:54,</text:p>
      <text:p text:style-name="Standard">440 jog's in about 3:00</text:p>
      <text:p text:style-name="Standard">Good workout. I felt good throughout.</text:p>
      <text:p text:style-name="Standard">Weight after running 129 lbs </text:p>
      <text:p text:style-name="P2"/>
      <text:p text:style-name="P2">44.75 miles in the last week</text:p>
      <text:list xml:id="list1748657111214369424" text:style-name="L1">
        <text:list-item>
          <text:list>
            <text:list-header>
              <text:p text:style-name="P14"/>
            </text:list-header>
          </text:list>
        </text:list-item>
      </text:list>
      <text:p text:style-name="P1"><text:soft-page-break/>Sat 2/27/16: <text:span text:style-name="T1">4 miles</text:span></text:p>
      <text:p text:style-name="P1">Indoor track: 1 mile, no shoes, 8:23</text:p>
      <text:p text:style-name="P1">Rested 13 minutes</text:p>
      <text:p text:style-name="P1">Treadmill:</text:p>
      <text:p text:style-name="P1">1 mile in 8:00 at various pace as fast as 6:44/mile</text:p>
      <text:p text:style-name="P1">Rest 5 minutes </text:p>
      <text:p text:style-name="P1">0.05 mile lead in to 1.05 miles in 7:19.5 or 6:58/mi</text:p>
      <text:p text:style-name="P1">Weight after running 127.7 lbs</text:p>
      <text:p text:style-name="P1"/>
      <text:p text:style-name="P1">Sun 2/28/16: <text:span text:style-name="T1">1.3 miles </text:span></text:p>
      <text:p text:style-name="P1">1.3<text:span text:style-name="T1"> </text:span>miles at 9:45/mi, 4 times around cemetery loop, down and up hill 4 times.</text:p>
      <text:list xml:id="list8077698738003458060" text:style-name="L2">
        <text:list-item>
          <text:list>
            <text:list-header>
              <text:p text:style-name="P15"/>
            </text:list-header>
          </text:list>
        </text:list-item>
      </text:list>
      <text:p text:style-name="P1">Mon 2/29/28: <text:span text:style-name="T1">2miles</text:span></text:p>
      <text:p text:style-name="P1">On paved level trail:</text:p>
      <text:p text:style-name="P1">1mile in 9:28</text:p>
      <text:p text:style-name="P1">short rest</text:p>
      <text:p text:style-name="P1">¼ mile in 2:00</text:p>
      <text:p text:style-name="P1">short rest </text:p>
      <text:p text:style-name="P1">¼ mile at 7:30/mi pace</text:p>
      <text:p text:style-name="P1">½ mile jog</text:p>
      <text:p text:style-name="P1">I feel good</text:p>
      <text:p text:style-name="P1"/>
      <text:p text:style-name="P1">Tues 3/1/16: <text:span text:style-name="T1">4.25 miles</text:span></text:p>
      <text:p text:style-name="P1">Indoor track: 1 mile, no shoes</text:p>
      <text:p text:style-name="P1">Rest 8:00 minutes </text:p>
      <text:p text:style-name="P1">On treadmill:</text:p>
      <text:p text:style-name="P1">3 miles in 25:30.</text:p>
      <text:p text:style-name="P1">Pulses near the end of each mile were 137, 144, 145</text:p>
      <text:p text:style-name="P1">¼ mile walk at 15:00/mi</text:p>
      <text:p text:style-name="P1">Weight at end of workout 127.5 lbs. </text:p>
      <text:p text:style-name="P1"/>
      <text:p text:style-name="P1">Wed 3/2/16: <text:span text:style-name="T1">3 miles</text:span></text:p>
      <text:p text:style-name="P1">Indoor track: 1 mile, no shoes, 8:30</text:p>
      <text:p text:style-name="P1">Rest 4 minutes</text:p>
      <text:p text:style-name="P1">On treadmill:</text:p>
      <text:p text:style-name="P1">2 miles in 16:40, this run included two 880's in 3:51 and 4:00 </text:p>
      <text:p text:style-name="P1"/>
      <text:p text:style-name="P1">Thurs 3/3/16: <text:span text:style-name="T1">2 miles</text:span></text:p>
      <text:p text:style-name="P1">Indoor track: 1mile, no shoes, 8:08</text:p>
      <text:p text:style-name="P1">Rest 50 s</text:p>
      <text:p text:style-name="P1">1 mile, with shoes, 9:02</text:p>
      <text:p text:style-name="P1"/>
      <text:p text:style-name="P1">Fri 3/ 4/16: <text:span text:style-name="T1">1.75 miles, <text:s/>Tomorrow is 50K</text:span></text:p>
      <text:p text:style-name="P1">Indoor track: 1 mile, 8:58, rest 2:00</text:p>
      <text:p text:style-name="P1">220 yds in 51s, rest 1 min</text:p>
      <text:p text:style-name="P1">880 yds in 4:25, jog 220 </text:p>
      <text:p text:style-name="P1"/>
      <text:p text:style-name="P1"><text:span text:style-name="T1">18.3 miles in the last week</text:span> </text:p>
      <text:p text:style-name="P1"/>
      <text:p text:style-name="P3"><text:soft-page-break/>Sat 3/5/16: <text:span text:style-name="T1">31.5 miles</text:span></text:p>
      <text:p text:style-name="P3"><text:span text:style-name="T2">I ran</text:span><text:span text:style-name="T1"> </text:span><text:span text:style-name="T2">the Green Jewel 50K in 5:29:38</text:span></text:p>
      <text:p text:style-name="P4">See race report</text:p>
      <text:p text:style-name="P4"/>
      <text:p text:style-name="P5">Start recovery from 50K</text:p>
      <text:p text:style-name="P4"/>
      <text:p text:style-name="P3"><text:span text:style-name="T2">Sun 3/6/16: </text:span><text:span text:style-name="T1">4 miles </text:span><text:span text:style-name="T2"><text:s/></text:span></text:p>
      <text:p text:style-name="P3">Walk ¼ mile, run ¼ mile and repeat for 4 miles. </text:p>
      <text:p text:style-name="P3">This is a good workout the day after a long run. I felt better as I went.</text:p>
      <text:p text:style-name="P3"/>
      <text:p text:style-name="P3">Mon 3/7/16: <text:span text:style-name="T1">3 miles</text:span></text:p>
      <text:p text:style-name="P4">3 miles out and back on Limber Rd, up and down hill going out and coming back. </text:p>
      <text:p text:style-name="P4">Last mile in 8:45. <text:s/>I don't feel stiff. <text:s/>I think yesterday's walk/run routine helped a lot.</text:p>
      <text:p text:style-name="P4"/>
      <text:p text:style-name="P4">Tues 3/8/16: <text:span text:style-name="T1">4 miles</text:span></text:p>
      <text:p text:style-name="P4">I walked and ran on hilly roads, 4 miles in 42:27 or 10:36/mi.</text:p>
      <text:p text:style-name="P4">During the last 3 miles I walked 6x45seconds.</text:p>
      <text:p text:style-name="P4"/>
      <text:p text:style-name="P4">Wed 3/9/16: <text:span text:style-name="T1">5.13 miles</text:span> </text:p>
      <text:p text:style-name="P4">I walked and ran 5.13 mile somewhat hilly course in 55:00 or about 10:36/mile.</text:p>
      <text:p text:style-name="P4">At the beginning of each ½ mile I walked <text:s/>about 1/8 mile. <text:s/>Walking pace was about 14:45/mi.</text:p>
      <text:p text:style-name="P4"/>
      <text:p text:style-name="P4">Thur 3/10/16: <text:span text:style-name="T1">4.75 miles</text:span> <text:s/></text:p>
      <text:p text:style-name="P4">Indoor track: 1mile, no shoes, 9:12</text:p>
      <text:p text:style-name="P4">Rest 4 minutes </text:p>
      <text:p text:style-name="P4">Treadmill:</text:p>
      <text:p text:style-name="P4">3 miles in 27:00 and ¼ mile walk at 14:00/mi</text:p>
      <text:p text:style-name="P4">Pulse near end of each mile 126, 132 and 136</text:p>
      <text:p text:style-name="P4">jogged ½ mile</text:p>
      <text:p text:style-name="P4"/>
      <text:p text:style-name="P4">Fri 3/11/16: <text:span text:style-name="T1">4.5 miles</text:span></text:p>
      <text:p text:style-name="P4">Indoor track: 1mile, no shoes, 8:22</text:p>
      <text:p text:style-name="P4">Walk 1/8 mile fast</text:p>
      <text:p text:style-name="P4">1 cycle with weight machines</text:p>
      <text:p text:style-name="P4">On treadmill:</text:p>
      <text:p text:style-name="P4">2 miles 9:00+7:27=16:27</text:p>
      <text:p text:style-name="P4">7/8 mile jog</text:p>
      <text:p text:style-name="P5"/>
      <text:p text:style-name="P5"/>
      <text:p text:style-name="P5">56.4 miles in the last week</text:p>
      <text:list xml:id="list9055926921797842884" text:style-name="L3">
        <text:list-item>
          <text:list>
            <text:list-header>
              <text:p text:style-name="P16"><text:s text:c="2"/></text:p>
            </text:list-header>
          </text:list>
        </text:list-item>
      </text:list>
      <text:p text:style-name="P1"><text:soft-page-break/>Sat 3/12/16: <text:span text:style-name="T1">10 miles</text:span></text:p>
      <text:p text:style-name="P1">10 miles on hilly roads </text:p>
      <text:p text:style-name="P1">I walked 0.16 miles at the beginning of each half mile.</text:p>
      <text:p text:style-name="P1">So ratio of miles walked to miles run was <text:s/>approximately ½.</text:p>
      <text:p text:style-name="P1">Time 1:54:50 or 11:29/mile, last 1.5 miles at 10:22/mile</text:p>
      <text:p text:style-name="P1"/>
      <text:p text:style-name="P1">Sun 3/13/16: <text:span text:style-name="T1">4 miles</text:span></text:p>
      <text:p text:style-name="P1">Indoor track: 2.5 miles, no shoes, 9:00/mi</text:p>
      <text:p text:style-name="P1">Last ½ mile in 4:00</text:p>
      <text:p text:style-name="P1">This is the longest distanc with no shoes in a while.</text:p>
      <text:p text:style-name="P1">Rest 10 min</text:p>
      <text:p text:style-name="P1">On treadmill:</text:p>
      <text:p text:style-name="P1">1 mile in 8:30</text:p>
      <text:p text:style-name="P1">½ mile walk in 7:00</text:p>
      <text:p text:style-name="P1"/>
      <text:p text:style-name="P1">Mon 3/14/16:<text:span text:style-name="T1"> 4 miles</text:span></text:p>
      <text:p text:style-name="P1">½ jog</text:p>
      <text:p text:style-name="P1">Indoor track: 3.5 miles, average pace 9:48/mi</text:p>
      <text:p text:style-name="P1">Used 6 weight machines for arms</text:p>
      <text:p text:style-name="P1"/>
      <text:p text:style-name="P1">Tues 3/15/16: <text:span text:style-name="T1">8.5 miles </text:span></text:p>
      <text:p text:style-name="P1">Indoor track: 1 mile, no shoes, 8:28</text:p>
      <text:p text:style-name="P1">Rest 6 min</text:p>
      <text:p text:style-name="P1">On treadmill:</text:p>
      <text:p text:style-name="P1">½ mile at various paces as fast as 7:13/mi, 4:30</text:p>
      <text:p text:style-name="P1">Rested 4:00</text:p>
      <text:p text:style-name="P1">8x880 yds with 440 jog before each 880.</text:p>
      <text:p text:style-name="P1">880's all in 4:00, jogs all in about 3:00</text:p>
      <text:p text:style-name="P1">Jogged ½ mile</text:p>
      <text:p text:style-name="P1"/>
      <text:p text:style-name="P2">I can feel myself recovering from the 50K 10 days ago.</text:p>
      <text:p text:style-name="P1"/>
      <text:p text:style-name="P1">Wed 3/16/16: <text:span text:style-name="T1">1 mile</text:span></text:p>
      <text:p text:style-name="P1">Jogged 1 mile before a 400 mile car trip to NJ</text:p>
      <text:p text:style-name="P1"/>
      <text:p text:style-name="P1">Thur 3/17/16: <text:span text:style-name="T1">6 miles</text:span></text:p>
      <text:p text:style-name="P1">I ran and walked 6 miles mostly on paved path 3 times around Brookdale Park.</text:p>
      <text:p text:style-name="P1">Up and down hill 3 times. The park loop is about 1.8 miles.</text:p>
      <text:p text:style-name="P1">I walked about 0.15 miles at the beginning of each half mile. </text:p>
      <text:p text:style-name="P1">The miles walked to miles run ratio was 3/7.</text:p>
      <text:p text:style-name="P1">Total: 6 miles in 65:12 or 10:52/mile.</text:p>
      <text:p text:style-name="P1"/>
      <text:p text:style-name="P1">Fri 3/18/16: <text:span text:style-name="T1">7.5 miles</text:span></text:p>
      <text:p text:style-name="P1">Same course as yesterday only I ran 4 times around the park. </text:p>
      <text:p text:style-name="P1">The first 2.5 miles I walked 0.15 miles at the beginning of each ½ mile, time 27:16 or 10:54/mi.</text:p>
      <text:p text:style-name="P1">The 2nd 2.5 miles I ran without walking, time 23:04 or 9:14/mi.</text:p>
      <text:p text:style-name="P1">The last 2.5 miles I walked 0.15 miles at the beginning of each ½ mile, time 26:54 or 10:46/mi.</text:p>
      <text:p text:style-name="P1">Total: 7.5 miles in 1:17:14 or 10:18/mi. </text:p>
      <text:p text:style-name="P2">41 miles in the last week</text:p>
      <text:p text:style-name="P6"><text:soft-page-break/>Sat. 3/19/16: <text:span text:style-name="T1">6 miles</text:span></text:p>
      <text:p text:style-name="P6">Same course as yesterday only I ran and walked 3+ times around the park.</text:p>
      <text:p text:style-name="P6">The first 2 miles I ran without walking, time 20:00 or 10:00/mi.</text:p>
      <text:p text:style-name="P6">The 2<text:span text:style-name="T3">nd</text:span> 2 miles I walked 0.15 miles at the beginning of each 1/2 mile, tme 20:54 or 10:27/mi.</text:p>
      <text:p text:style-name="P6">The last 2 miles I ran without walking, time 18:13 or 9:07/mi.</text:p>
      <text:p text:style-name="P6">Total: 6 miles in 59:06 or 9:50/mi.</text:p>
      <text:p text:style-name="P6"/>
      <text:p text:style-name="P6">Sun. 3/20/16: <text:span text:style-name="T1">7.5 miles</text:span></text:p>
      <text:p text:style-name="P6">Same course as yesterday only I ran and walked 4 times around the park.</text:p>
      <text:p text:style-name="P6">The first 6.5 miles I walked 0.17 miles at the beginning of each half mile, time 1:14:46 or 11:30/mile.</text:p>
      <text:p text:style-name="P6">The last mile I ran without walking in 9:13.</text:p>
      <text:p text:style-name="P6">Total time for 7.5 miles was 1:23:59 or 11:11/mi</text:p>
      <text:p text:style-name="P6"/>
      <text:p text:style-name="P6">Mon 3/21/16: <text:span text:style-name="T1">2.1 miles</text:span></text:p>
      <text:p text:style-name="P6">The lower left side of my right knee is hurting a little.</text:p>
      <text:p text:style-name="P6">Ran to Brookdale Park, once around the park at back and back at 10:15/mi.</text:p>
      <text:p text:style-name="P6">My knee feels okay.</text:p>
      <text:p text:style-name="P6"/>
      <text:p text:style-name="P6">Tues 3/22/16: <text:span text:style-name="T1">6 miles</text:span></text:p>
      <text:p text:style-name="P6">My knee is better but I will run mostly on outdoor track to protect it.</text:p>
      <text:p text:style-name="P6">I ran ½ mile to Brookdale Park track, 5 miles on track, and ½ miles back.</text:p>
      <text:p text:style-name="P6">The first two miles I ran without walking. The next 3 miles I walked about a minute at the beginning of each ½ mile. The last mile I ran without walking.</text:p>
      <text:p text:style-name="P6">Time for 6 miles was 1:04:56 or 10:49/mi </text:p>
      <text:p text:style-name="P6"/>
      <text:p text:style-name="P7">I will continue to include a good deal of walking in my training because I plan to run the Mind the Ducks 12 hour on May 14. <text:s/>This event will include some walking and I want to practice walking and pacing. I would like to average about 11:30/mi for 12 hours.</text:p>
      <text:p text:style-name="P6"/>
      <text:p text:style-name="P6">Wed 3/23/16: <text:span text:style-name="T1">5.5 miles</text:span></text:p>
      <text:p text:style-name="P6">Before a 400 mile car trip home, I ran ½ mile to the Brookdale Park track, 4.5 miles on the track and <text:s text:c="2"/>½ <text:s/>mile jog back. <text:s/>The first 2 miles I ran without walking. The next 2 miles I walked a minute at the beginning of each half mile, the fifth mile I ran without walking.</text:p>
      <text:p text:style-name="P6">Times for each mile: <text:s/>9:13, 8:58, 10:02, 9:40, 7:51</text:p>
      <text:p text:style-name="P6">I rested 1 minute and jogged ½ mile back. <text:s/>I feel good.</text:p>
      <text:p text:style-name="P6"/>
      <text:p text:style-name="P6">Thur 3/24/16: <text:span text:style-name="T1">10 miles</text:span></text:p>
      <text:p text:style-name="P6">Back in Meadville. <text:s/>In the morning I ran and walked 8 miles: 1 mile to Allegheny College track, 6 miles on the track, and 1 mile back. <text:s/>Miles 1,2, 3 and 6 I ran without walking. <text:s/>During the other 4 miles I walked a total of about 0.25 miles. <text:s/>Time 1:25:36 or 10:42/mi. </text:p>
      <text:p text:style-name="P6">In the afternoon I ran 2 miles with no walking. Average pace was 11:17/mi. <text:s/>I thought running at this slow pace would feel awkward but it wasn't too bad. <text:s/>Maybe I will not mix in walking when going at this slow pace during the 12 hour run. <text:s/>In that run I am planning to start out at about 10:20/mile and to slow down to about 12:00/mi as the race goes on. <text:s/>At 12:00/mi I know I will be mixing running and walking. <text:s/></text:p>
      <text:p text:style-name="P6"/>
      <text:p text:style-name="P6">Fri 3/25/16: <text:span text:style-name="T1">6.5 miles</text:span></text:p>
      <text:p text:style-name="P6">1 mile on indoor track with no shoes: 4:09+3:48=7:58.3. Rest 6:30</text:p>
      <text:p text:style-name="P6">On treadmill: 6x880 yds with 440 jog before each 880.</text:p>
      <text:p text:style-name="P6">880's averaged 3:52.3 and 440 jogs averaged about 3:05.</text:p>
      <text:p text:style-name="P6">1 mile warm down</text:p>
      <text:p text:style-name="P7">43.6 miles in the last week</text:p>
      <text:p text:style-name="P6"><text:soft-page-break/>Sat 3/26/16:<text:span text:style-name="T1"> 8 miles </text:span></text:p>
      <text:p text:style-name="P6">I walked and ran 7 miles on hilly roads. <text:s/>I walked about 3 minutes on average during each mile and averaged 11:38/mi. <text:s/>I rested a few minutes and walked 1 mile.</text:p>
      <text:p text:style-name="P6"/>
      <text:p text:style-name="P6">Sun 3/27/16: <text:span text:style-name="T1">8 mile </text:span></text:p>
      <text:p text:style-name="P6">I did about 2 miles on a trail. <text:s/>1.5 miles of walking and about ½ miles of fast running. Rested 1 hour.</text:p>
      <text:p text:style-name="P6">I walked and ran 6 miles to the college athletic fields, 3+ times around the 1.43 mile loop and back home. The loop is mainly on grass with a long up hill, a long down hill and about ½ mile of flat. <text:s/></text:p>
      <text:p text:style-name="P6">I walked about 0.19 miles at the beginning of each ½ mile.</text:p>
      <text:p text:style-name="P6">This was enough walking to keep the average pace near 12:00/mi. </text:p>
      <text:p text:style-name="P6"/>
      <text:p text:style-name="P7">I just entered the Mind Your Ducks 12 Hour. <text:s/>It's in 7 weeks. </text:p>
      <text:p text:style-name="P7"/>
      <text:p text:style-name="P6">Mon 3/28/16: <text:span text:style-name="T1">4.85 miles</text:span></text:p>
      <text:p text:style-name="P6">½ mile to the Wise Center. <text:s/>1 mile on indoor track with no shoes, 4:39+4:15 = 8:54, rested 5 minutes.</text:p>
      <text:p text:style-name="P6">On treadmill ¾ mile in 6:00. <text:s/>I was going to run more at that pace but my leg tightened a little below my right groin. <text:s/>Rested a few minutes and massaged my leg. <text:s/>I walked and ran 2.6 miles on the treadmill. <text:s/>I walked enough to keep the average pace near 12:00/mi.</text:p>
      <text:p text:style-name="P6"/>
      <text:p text:style-name="P6">Tues 3/29/16: <text:span text:style-name="T1">4 miles</text:span></text:p>
      <text:p text:style-name="P6">I have been massaging my right leg where it tightened yesterday. <text:s/>It still is somewhat tight.</text:p>
      <text:p text:style-name="P6">I ran and walked 1 mile to the outdoor track, 2 miles on the track and 1 mile home. I walked enough to keep average pace near 11:50/mi.</text:p>
      <text:p text:style-name="P6"/>
      <text:p text:style-name="P6">Wed 3/30/16: <text:span text:style-name="T1">8 miles</text:span></text:p>
      <text:p text:style-name="P6">I have been massaging my right leg. <text:s/>It seems to be all better.</text:p>
      <text:p text:style-name="P6">I ran and walked walked 7 miles on slightly hilly roads and 1 mile on the outdoor track. I walked about 0.1 miles during every ½ mile. <text:s/>This kept the average pace near 11:20/mi</text:p>
      <text:p text:style-name="P6"/>
      <text:p text:style-name="P6">Thur 3/31/16: <text:span text:style-name="T1">7 miles</text:span></text:p>
      <text:p text:style-name="P6">I started a tempo run 3 days ago but had to stop because of tightness in my right leg. <text:s/>I have been massaging the left side of my right upper leg from my groin to my knee and I think I am ready to try the tempo run again. <text:s/>From the two Jack Daniels papers I mention in my website, I determine the pace for the tempo run should be 8:00/mi.</text:p>
      <text:p text:style-name="P6">Warmup: I ran a mile on the indoor track: (4:38+3:58=8:36.5). <text:s/>Rest 4 minutes.</text:p>
      <text:p text:style-name="P6">On a treadmill:</text:p>
      <text:p text:style-name="P6">½ mile in 4:30 at various paces including some as fast as 7:13/mi. Rested 4 minutes and massaged leg.</text:p>
      <text:p text:style-name="P6">¼ mile in 2:30 as a lead into the tempo run. <text:s/></text:p>
      <text:p text:style-name="P6">A 3 mile tempo run in 24:00 or 8:00/mi. <text:s/>My leg felt just slightly sore but was not a worry.</text:p>
      <text:p text:style-name="P6">¼ mile warm down. Rested 4 minutes.</text:p>
      <text:p text:style-name="P6">On indoor track I ran and walked 1.5 miles in 18:00: 1/8 mile run+1/8 mile walk then repeat 5 more times.</text:p>
      <text:p text:style-name="P6">½ mile jog home. </text:p>
      <text:p text:style-name="P6"/>
      <text:p text:style-name="P6">Fri 4/1/16: <text:span text:style-name="T1">5 miles</text:span></text:p>
      <text:p text:style-name="P6">I am practicing pacing for MTD 12 Hour run. The first and last of the 5 miles I ran without walking. During each of the middle 3 miles I walked twice with enough walking to make the pace come out to be what I had planned it should be. <text:s/>These are some of the paces I will use during the 12 hours.</text:p>
      <text:p text:style-name="P6">Planned mile times:<text:tab/>10:50, 11:20, 11:50, 11:20, 10:50 </text:p>
      <text:p text:style-name="P6">Actual mile times:<text:tab/>10:40, 11:21, 11:52, 11:23, 10:43</text:p>
      <text:p text:style-name="P6">Today I ran on slightly hilly roads. <text:s/>The 12 hour run will be on a relatively flat loop. <text:s text:c="4"/></text:p>
      <text:p text:style-name="P6"><text:s/><text:span text:style-name="T1">44.85 miles in the last week</text:span> <text:s text:c="2"/></text:p>
      <text:p text:style-name="P8"><text:soft-page-break/>Sat 4/2/16: <text:span text:style-name="T1">5.5 miles</text:span></text:p>
      <text:p text:style-name="P8">I ran and walked on the indoor track. <text:s/>The first 5 miles I ran 330 yds and walked 110 yds and then repeated until I reached 5 miles. <text:s/>After that I went right into running a ½ mile in 4:23. <text:s/>While I was running and walking the 5 miles, my running pace was about 10:30/mi, my walking pace was about 14:30/mi and my overall pace was 11:30/mi.</text:p>
      <text:p text:style-name="P8"/>
      <text:p text:style-name="P8">Sun 4/3/16: <text:s/><text:span text:style-name="T1">6.5 miles</text:span></text:p>
      <text:p text:style-name="P8">On indoor track: ½ mile, 2:30+2:00=4:30; 1 minute rest, ½ mile, no shoes, 3:58; rest 4:00</text:p>
      <text:p text:style-name="P8">On treadmill:</text:p>
      <text:p text:style-name="P8">½ mile in 4:30 at various paces including 3x short pick ups at 7:00/mi pace</text:p>
      <text:p text:style-name="P8">rest 3:00</text:p>
      <text:p text:style-name="P8">6x1/2 mile with ¼ mile jog before each.</text:p>
      <text:p text:style-name="P8">Times for ½ miles: 3:57, 3:51, 3:45, 3:42, 3:40, 3:37 <text:s/>average about 3:45 </text:p>
      <text:p text:style-name="P8">The ¼ mile jogs averaged about 3:15. </text:p>
      <text:p text:style-name="P8">I finished my run on the treadmill with a ½ mile in 5:00.</text:p>
      <text:p text:style-name="P8"/>
      <text:p text:style-name="P8">Mon 4/4/16: <text:span text:style-name="T1">8 miles</text:span> </text:p>
      <text:p text:style-name="P8">On indoor track: I ran and walked 8 miles in 1:35:58. My running pace was about 10:30/mi, my walking pace was about 14:30/mi and my overall pace was 12:00/mi. <text:s/>During each mile I walked 4 times for a total of 3/8 mile of walking and 5/8 mile of running per mile.</text:p>
      <text:p text:style-name="P8"/>
      <text:p text:style-name="P9">My right knee is bothering me a little. <text:s/>I am wondering if this is because of all the walking I have included in my recent workouts. <text:s/>Or could it be due to the fact that I have had a number of workouts on the indoor track where the turns are tight. <text:s/>I am going to back off on the distance I cover over the next few days. <text:s/>I will also run without walking and not run on the indoor track.</text:p>
      <text:p text:style-name="P9"/>
      <text:p text:style-name="P9"><text:span text:style-name="T2">Tues 4/5/16:</text:span> 3 miles</text:p>
      <text:p text:style-name="P8">I jogged ½ miles to the Wise Center. <text:s/>On a treadmill I ran 2 miles in 18 minutes. <text:s/>Then I jogged ½ mile home. </text:p>
      <text:p text:style-name="P8"/>
      <text:p text:style-name="P8">Wed 4/6/16: <text:span text:style-name="T1">3.5 miles</text:span></text:p>
      <text:p text:style-name="P8">On a treadmill: 0.6 miles at 10:00/mi pace, rest 3 minutes, 2.5 miles at 9:00/mi, 0.4 miles at 10:00/mi</text:p>
      <text:p text:style-name="P8"/>
      <text:p text:style-name="P8">Thur 4/7/16; <text:span text:style-name="T1">5 miles</text:span></text:p>
      <text:p text:style-name="P8">½ mile jog: On treadmill: 3 miles at 9:00/mi, ½ mile in 5:10, ½ mile in 5:25, and ½ mile in 5:40</text:p>
      <text:p text:style-name="P8"/>
      <text:p text:style-name="P8">Fri 4/8/16; <text:span text:style-name="T1">5.5 miles</text:span></text:p>
      <text:p text:style-name="P8">½ mile jog </text:p>
      <text:p text:style-name="P8">On treadmill: 4 miles at 9:00/mi, 1 mile in 10:00</text:p>
      <text:p text:style-name="P8"/>
      <text:p text:style-name="P9">37 miles in the last week</text:p>
      <text:p text:style-name="P8"/>
      <text:p text:style-name="P10"><text:soft-page-break/>Sat 4/9/16: <text:span text:style-name="T1">5 miles</text:span></text:p>
      <text:p text:style-name="P10">½ mile jog</text:p>
      <text:p text:style-name="P10">On treadmill: ½ mile in 5:00, 3 miles at 9:00/mi, ½ mile in 5:00</text:p>
      <text:p text:style-name="P10">½ mile jog</text:p>
      <text:p text:style-name="P10"/>
      <text:p text:style-name="P11">My knee is feeling considerably better. <text:s/>The 9 minute miles I have been running on a treadmill during the past 5 workouts have helped. </text:p>
      <text:p text:style-name="P11"/>
      <text:p text:style-name="P10">Sun 4/10/16: <text:span text:style-name="T1">5.5 miles</text:span></text:p>
      <text:p text:style-name="P10">½ mile jog</text:p>
      <text:p text:style-name="P10">On treadmill: ½ mile in 5:00, 4 miles at 9:00/mi, ½ mile in 5:00</text:p>
      <text:p text:style-name="P10"/>
      <text:p text:style-name="P10">Mon 4/11/16: <text:span text:style-name="T1">2.5 miles</text:span></text:p>
      <text:p text:style-name="P10">I ran 2.5 miles on roads and outdoor track at about 10:00/mi.</text:p>
      <text:p text:style-name="P10"/>
      <text:p text:style-name="P10">Tues 4/12/16: <text:span text:style-name="T1">3 miles</text:span></text:p>
      <text:p text:style-name="P10">I ran 3 miles on roads and outdoor track at about 10:10/mi.</text:p>
      <text:p text:style-name="P10"/>
      <text:p text:style-name="P10">Wed 4/13/16: 5<text:span text:style-name="T1"> miles</text:span></text:p>
      <text:p text:style-name="P10">I ran 5 miles on roads and outdoor track at about 10:28/mi.</text:p>
      <text:p text:style-name="P10"/>
      <text:p text:style-name="P10">Thur 4/14/16: <text:span text:style-name="T1">3 miles</text:span></text:p>
      <text:p text:style-name="P10">I ran 3 miles on roads and outdoor track at about 10:28/mi.</text:p>
      <text:p text:style-name="P10"/>
      <text:p text:style-name="P10">Fri 4/15/16: <text:span text:style-name="T1">31.6 miles</text:span></text:p>
      <text:p text:style-name="P10">I ran on the Allegheny College track practicing my pace for the MTD 12 hour in 4 weeks. <text:s/>My knee was fine. </text:p>
      <text:p text:style-name="P10">In 6 hours I ran and walked 50.8 kilometers.</text:p>
      <text:p text:style-name="P10"/>
      <text:p text:style-name="P10"/>
      <text:p text:style-name="P10"/>
      <text:p text:style-name="P10"><text:span text:style-name="T1">55.6 miles in the last week</text:span> <text:s/></text:p>
      <text:p text:style-name="P10"/>
      <text:p text:style-name="P10"/>
      <text:p text:style-name="P10"/>
      <text:p text:style-name="P10"/>
      <text:p text:style-name="P8"/>
      <text:p text:style-name="P12"><text:soft-page-break/>Sat 4/16/16: <text:span text:style-name="T1">4.75 miles</text:span></text:p>
      <text:p text:style-name="P12">I ran 4 miles: One mile to the track and 3 miles on the track. I always run about 1 foot wide on a 400 meter track because this makes 4 laps come out to be 1 mile. <text:s/>I felt good today after yesterday's long run. <text:s/>Mile times: 9:52, 9:45, 9:17 and 4:29+4:06=8:35. <text:s/></text:p>
      <text:p text:style-name="P12">I walked 0.75 miles to warm down.</text:p>
      <text:p text:style-name="P12"/>
      <text:p text:style-name="P12">Sun 4/17/16: 7.5<text:span text:style-name="T1"> miles</text:span></text:p>
      <text:p text:style-name="P12">I ran 6 miles on the 2 mile “hill course”. <text:s/>The temperature was in the high 70's.</text:p>
      <text:p text:style-name="P12">Distance <text:s text:c="13"/>Net elevation <text:s text:c="6"/>Time</text:p>
      <text:p text:style-name="P12"><text:s/>(miles)<text:tab/> <text:s text:c="5"/>change (feet)</text:p>
      <text:p text:style-name="P12"><text:s text:c="5"/>1 <text:s text:c="6"/><text:tab/><text:tab/>- 315<text:tab/><text:tab/> <text:s/>9:18</text:p>
      <text:p text:style-name="P12"><text:s text:c="5"/>2<text:tab/><text:tab/><text:tab/>+315<text:tab/><text:tab/> 12:53<text:tab/><text:tab/><text:tab/></text:p>
      <text:p text:style-name="P12"><text:s text:c="5"/>3<text:tab/><text:tab/><text:tab/>+145<text:tab/><text:tab/> 11:25</text:p>
      <text:p text:style-name="P12"><text:s text:c="5"/>4<text:tab/><text:tab/><text:tab/>- 145<text:tab/><text:tab/> <text:s/>9:22</text:p>
      <text:p text:style-name="P12"><text:s text:c="5"/>5<text:tab/><text:tab/><text:tab/>- 315<text:tab/><text:tab/> <text:s/>8:49</text:p>
      <text:p text:style-name="P12"><text:s text:c="5"/>6<text:tab/><text:tab/><text:tab/>+315<text:tab/><text:tab/> 11:52</text:p>
      <text:p text:style-name="P12">time: 1:03:39 or 10:37/mile</text:p>
      <text:p text:style-name="P12">Later in the day I ran a half mile and walked a mile both at a good pace.</text:p>
      <text:p text:style-name="P12"/>
      <text:p text:style-name="P12">Mon 4/18/16: <text:span text:style-name="T1">5 miles</text:span></text:p>
      <text:p text:style-name="P12">I ran 5 miles on somewhat hilly roads. <text:s/>Time: 44:30 or 8:54/mi.</text:p>
      <text:p text:style-name="P12">Splits: 9:15, 9:10, 9:17, 8:40, 8:09</text:p>
      <text:p text:style-name="P12"/>
      <text:p text:style-name="P12">Tues 4/19/16: <text:span text:style-name="T1">4 miles</text:span></text:p>
      <text:p text:style-name="P12">I ran 1 mile to the track, walked and ran 2 miles in the track and 1 mile home.</text:p>
      <text:p text:style-name="P12">Splits: 10:15, 22:56, 10:20</text:p>
      <text:p text:style-name="P12">The middle 2 miles included about 4 and a half minutes of walking.</text:p>
      <text:p text:style-name="P12"/>
      <text:p text:style-name="P12">Wed 4/20/16: <text:span text:style-name="T1">33.2 miles</text:span></text:p>
      <text:p text:style-name="P12">I ran on the Allegheny College track practicing my pace and testing fluid and energy intake for the MTD 12 hour in 3.5 weeks. <text:s/></text:p>
      <text:p text:style-name="P12">In 6 hours I ran and walked 53.4 kilometers. <text:s/>This is a good deal further than last Friday mainly because I drank 160 ounces of fluid today which is a lot more than last Friday. <text:s/>Both times it was hot on the track. <text:s/>Also I had 200 calories for breakfast 2 hours before I ran, a 230 calorie Power Bar 1 hour before and 1000 calories in my energy drink and 3 gels during the run. <text:s/>I think this total of 1430 calories was just the right amount of calories for today's run.</text:p>
      <text:p text:style-name="P12"/>
      <text:p text:style-name="P12">Thur 4/21/16: <text:span text:style-name="T1">4 miles</text:span></text:p>
      <text:p text:style-name="P12">I ran 4 miles on hilly roads. <text:s/>The first 3 miles averaged 10:53/mile. <text:s/>The last mile was in 8:29.</text:p>
      <text:p text:style-name="P12"/>
      <text:p text:style-name="P12">Fri 4/22/16: <text:span text:style-name="T1">4 miles</text:span></text:p>
      <text:p text:style-name="P12">I ran the same course as yesterday. <text:s/>The first 3 miles averaged 9:04. <text:s/>The last mile <text:s/>was</text:p>
      <text:p text:style-name="P12">in 7:44. <text:s/>Time 34:56 or 8:44/mi. <text:s/>This was my fastest run on these hilly roads in a few years. <text:s/>I feel pretty much recovered from the long run two days ago. <text:s/>I have to be careful now not to overdo my training for the next three weeks.</text:p>
      <text:p text:style-name="P12"/>
      <text:p text:style-name="P13">62.45 miles in the last week</text:p>
      <text:p text:style-name="P8"/>
      <text:p text:style-name="P8"/>
      <text:p text:style-name="P8"><text:soft-page-break/>Sat 4/23/16: <text:span text:style-name="T1">2 miles</text:span></text:p>
      <text:p text:style-name="P8">I ran 2 miles on roads.</text:p>
      <text:p text:style-name="P8"/>
      <text:p text:style-name="P8">Sun 4/24/16: <text:span text:style-name="T1">4.5 miles</text:span></text:p>
      <text:p text:style-name="P8">I ran 2.25 miles on a slightly hilly 0.75 mile loop.</text:p>
      <text:p text:style-name="P8">Two hours later I ran 2.25 miles on hilly roads including 1 x 0.25 miles and 1 x 0.31 miles up a relatively steep hill (4.2 % grade) at about 9:00/mi pace.</text:p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15T16:01:40.39</meta:creation-date>
    <meta:generator>OpenOffice/4.1.0$Win32 OpenOffice.org_project/410m18$Build-9764</meta:generator>
    <dc:date>2016-04-24T15:06:19.44</dc:date>
    <dc:creator>James Lombardi</dc:creator>
    <meta:editing-duration>PT16H41M16S</meta:editing-duration>
    <meta:editing-cycles>83</meta:editing-cycles>
    <meta:document-statistic meta:table-count="0" meta:image-count="0" meta:object-count="0" meta:page-count="10" meta:paragraph-count="296" meta:word-count="3203" meta:character-count="16122"/>
  </office:meta>
</office:document-meta>
</file>